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cbf46" officeooo:paragraph-rsid="000cbf46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normal" officeooo:rsid="000cbf46" officeooo:paragraph-rsid="000cbf46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rification</text:p>
      <text:p text:style-name="P1"/>
      <text:list xml:id="list541437759" text:style-name="L1">
        <text:list-item>
          <text:p text:style-name="P2">debugging</text:p>
        </text:list-item>
        <text:list-item>
          <text:p text:style-name="P2">checking for logical errors</text:p>
        </text:list-item>
        <text:list-item>
          <text:p text:style-name="P2">testing simple cases</text:p>
          <text:list>
            <text:list-item>
              <text:p text:style-name="P2">letting two cars coming from different streets and checking which waits</text:p>
            </text:list-item>
            <text:list-item>
              <text:p text:style-name="P2">letting many cars come from all streets and see how simulation handles situation</text:p>
            </text:list-item>
            <text:list-item>
              <text:p text:style-name="P2">→ checking which right-of-way rules are implemented (right before left in this case)</text:p>
            </text:list-item>
          </text:list>
        </text:list-item>
        <text:list-item>
          <text:p text:style-name="P2">starting from modelling the intersection and step after step implementing the logic</text:p>
        </text:list-item>
        <text:list-item>
          <text:p text:style-name="P2">dividing Simulation in three sections: Intersection model, Logic, statistics</text:p>
        </text:list-item>
        <text:list-item>
          <text:p text:style-name="P2">comparing simulation with conceptual model (see presentation)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04T21:49:53.915000000</dc:date>
    <meta:editing-duration>PT10M38S</meta:editing-duration>
    <meta:editing-cycles>1</meta:editing-cycles>
    <meta:document-statistic meta:table-count="0" meta:image-count="0" meta:object-count="0" meta:page-count="1" meta:paragraph-count="10" meta:word-count="83" meta:character-count="532" meta:non-whitespace-character-count="468"/>
    <meta:generator>LibreOffice/7.1.2.2$Windows_X86_64 LibreOffice_project/8a45595d069ef5570103caea1b71cc9d82b2aae4</meta:generator>
  </office:meta>
</office:document-meta>
</file>